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zh" style:country-asian="TW" style:font-size-complex="12pt"/>
    </style:style>
    <style:style style:name="T7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Column"/>Column<text:bookmark-end text:name="Column"/></text:h>
      <text:p text:style-name="P15"><text:span text:style-name="Source_20_Text">Columns and Column</text:span> are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grid.css.dsp?view=markup">The CSS source of Column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102cm" svg:height="3.043cm" draw:z-index="1"><draw:image xlink:href="../images/column1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olumns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olumn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Note: <text:span text:style-name="T7">An exclamation mark(!)</text:span><text:span text:style-name="T8"> means the action effect uses CSS </text:span><text:span text:style-name="Source_20_Text"><text:span text:style-name="T9">background</text:span></text:span><text:span text:style-name="Source_20_Text"><text:span text:style-name="T10"> </text:span></text:span><text:span text:style-name="Source_20_Text"><text:span text:style-name="T9">to do it, not CSS</text:span></text:span><text:span text:style-name="Source_20_Text"><text:span text:style-name="T10"> </text:span></text:span><text:span text:style-name="Source_20_Text"><text:span text:style-name="T9">background-position</text:span></text:span><text:span text:style-name="Source_20_Text"><text:span text:style-name="T10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ext:soft-page-break/>
        <table:table-row>
          <table:table-cell table:style-name="Table17.A2" office:value-type="string">
            <text:p text:style-name="P7">tr.z-columns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6">background-image: url(<text:span text:style-name="T2">${c:encodeURL('~./zul/img/grid/s_hd.gif')}</text:span>); background-color: #C7E5F1;<text:tab/>background-repeat: repeat-x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id-header th.z-column</text:span></text:span></text:p>
          </table:table-cell>
          <table:table-cell table:style-name="Table17.B2" office:value-type="string">
            <text:p text:style-name="P4">Border and font size</text:p>
          </table:table-cell>
          <table:table-cell table:style-name="Table17.C2" office:value-type="string">
            <text:p text:style-name="P16">overflow: hidden; border: 1px solid; border-color: #DAE7F6 #9EB6CE #9EB6CE #DAE7F6; white-space: nowrap; padding: 2px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id-header .z-column-sort div.z-column-cnt</text:span></text:span></text:p>
          </table:table-cell>
          <table:table-cell table:style-name="Table17.B2" office:value-type="string">
            <text:p text:style-name="P4">Background of the content of the sort</text:p>
          </table:table-cell>
          <table:table-cell table:style-name="Table17.C2" office:value-type="string">
            <text:p text:style-name="P16">cursor: pointer; padding-right: 9px; background:transparent url(<text:span text:style-name="T2">${c:encodeURL('~./zul/img/sort/v_hint.gif')}</text:span>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grid-header .z-column-sort-asc div.z-column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5">ascendant </text:span><text:span text:style-name="T6">sort</text:span><text:span text:style-name="T4"> </text:span></text:p>
          </table:table-cell>
          <table:table-cell table:style-name="Table17.C2" office:value-type="string">
            <text:p text:style-name="P16">cursor: pointer; padding-right: 9px; background:transparent url(${c:encodeURL('~./zul/img/sort/v_a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grid-header .z-column-sort-dsc div.z-column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6">de</text:span><text:span text:style-name="T5">scendant </text:span><text:span text:style-name="T6">sort</text:span><text:span text:style-name="T4"> </text:span></text:p>
          </table:table-cell>
          <table:table-cell table:style-name="Table17.C2" office:value-type="string">
            <text:p text:style-name="P16">cursor: pointer; padding-right: 9px; background:transparent url(${c:encodeURL('~./zul/img/sort/v_d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grid-header .z-column-sort-asc, div.z-grid-header .z-column-sort-dsc</text:p>
          </table:table-cell>
          <table:table-cell table:style-name="Table17.B2" office:value-type="string">
            <text:p text:style-name="P4">Background of the sort</text:p>
          </table:table-cell>
          <table:table-cell table:style-name="Table17.C2" office:value-type="string">
            <text:p text:style-name="P16">background: #DDEEFB url(${c:encodeURL('~./zul/img/grid/column-over.gif')}) repeat-x 0 0;</text:p>
          </table:table-cell>
        </table:table-row>
        <table:table-row>
          <table:table-cell table:style-name="Table17.A2" office:value-type="string">
            <text:p text:style-name="P7">div.z-column-cnt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6">font-size: ${fontSizeM}; font-weight: normal; font-family: ${fontFamilyC};</text:p>
          </table:table-cell>
        </table:table-row>
        <table:table-row>
          <table:table-cell table:style-name="Table17.A2" office:value-type="string">
            <text:p text:style-name="P8">div.z-column-cnt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6">overflow: hidden</text:p>
          </table:table-cell>
        </table:table-row>
        <table:table-row>
          <table:table-cell table:style-name="Table17.A2" office:value-type="string">
            <text:p text:style-name="P8">z-column-btn</text:p>
          </table:table-cell>
          <table:table-cell table:style-name="Table17.B2" office:value-type="string">
            <text:p text:style-name="P4">Background of button</text:p>
          </table:table-cell>
          <table:table-cell table:style-name="Table17.C2" office:value-type="string">
            <text:p text:style-name="P16">background: #DDEEFB url(<text:span text:style-name="T2">${c:encodeURL('~./zul/img/grid/hd-btn.gif')}</text:span>) no-repeat left center; display: none; position: absolute; width: 14px; right: 0; top: 0; z-index: 2; cursor: pointer;</text:p>
          </table:table-cell>
        </table:table-row>
        <table:table-row>
          <table:table-cell table:style-name="Table17.A2" office:value-type="string">
            <text:p text:style-name="P8">.z-column-over</text:p>
          </table:table-cell>
          <table:table-cell table:style-name="Table17.B2" office:value-type="string">
            <text:p text:style-name="P4">Hovered event</text:p>
          </table:table-cell>
          <table:table-cell table:style-name="Table17.C2" office:value-type="string">
            <text:p text:style-name="P16">background: #B9EBFF url(<text:span text:style-name="T2">${c:encodeURL('~./zul/img/grid/column-over.gif')}</text:span>) repeat-x 0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7:18</dc:date>
    <meta:editing-cycles>24</meta:editing-cycles>
    <meta:editing-duration>PT5H8M14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60" meta:word-count="354" meta:character-count="2270"/>
  </office:meta>
</office:document-meta>
</file>